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8905" officeooo:paragraph-rsid="00218905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2c8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7.7</text:span></text:p>
      <text:p text:style-name="P1"><text:span text:style-name="T1"/></text:p>
      <text:p text:style-name="P1"><text:span text:style-name="T1">1. Since all the codewords are unique it is a character code.</text:span></text:p>
      <text:p text:style-name="P1"><text:span text:style-name="T1"/></text:p>
      <text:p text:style-name="P1"><text:span text:style-name="T1">2. All characters but e and h have equal sized codewords. Therefore they are a prefix code. Since e and </text:span><text:span text:style-name="T2">i</text:span><text:span text:style-name="T1"> are uniquely coded their union will also form a prefix code.</text:span></text:p>
      <text:p text:style-name="P1"><text:span text:style-name="T1"/></text:p>
      <text:p text:style-name="P1"><text:span text:style-name="T1">3. 0100 110 1000 01010 00001 00100</text:span></text:p>
      <text:p text:style-name="P1"><text:span text:style-name="T1"><text:s text:c="6"/>n <text:s text:c="6"/>o <text:s text:c="5"/>t <text:s text:c="7"/>b <text:s text:c="9"/>a <text:s text:c="8"/>d</text:span></text:p>
      <text:p text:style-name="P1"><text:span text:style-name="T1"/></text:p>
      <text:p text:style-name="P1"><text:span text:style-name="T1"><text:tab/>“notbad” </text:span></text:p>
      <text:p text:style-name="P1"><text:span text:style-name="T1"><text:tab/>Thank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08:44.590578991</meta:creation-date>
    <dc:date>2016-11-09T20:22:46.712078120</dc:date>
    <meta:editing-duration>PT14M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60" meta:character-count="334" meta:non-whitespace-character-count="237"/>
  </office:meta>
</office:document-meta>
</file>